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style:text-underline-style="none" fo:font-weight="bold" style:font-weight-asian="bold" style:font-weight-complex="bold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/>
    </style:style>
    <style:style style:name="P7" style:family="paragraph" style:parent-style-name="Standard">
      <style:text-properties fo:color="#355e00" style:font-name="Verdana" fo:font-size="10pt" style:font-size-asian="10pt" style:font-size-complex="10pt"/>
    </style:style>
    <style:style style:name="P8" style:family="paragraph" style:parent-style-name="Standard">
      <style:text-properties fo:color="#355e00"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355e00"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Verdana"/>
    </style:style>
    <style:style style:name="P11" style:family="paragraph" style:parent-style-name="Standard">
      <style:paragraph-properties fo:break-before="page"/>
      <style:text-properties style:font-name="Verdana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background-color="#c0c0c0">
        <style:background-image/>
      </style:paragraph-properties>
    </style:style>
    <style:style style:name="P14" style:family="paragraph" style:parent-style-name="Standard">
      <style:paragraph-properties fo:background-color="#c0c0c0">
        <style:background-image/>
      </style:paragraph-properties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background-color="#c0c0c0">
        <style:background-image/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background-color="#c0c0c0">
        <style:background-image/>
      </style:paragraph-properties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fo:margin-left="1.111cm" fo:margin-right="0cm" fo:text-indent="0cm" style:auto-text-indent="false"/>
      <style:text-properties style:font-name="Verdana" fo:font-weight="bold" style:font-weight-asian="bold" style:font-weight-complex="bold"/>
    </style:style>
    <style:style style:name="P18" style:family="paragraph" style:parent-style-name="Standard">
      <style:text-properties style:font-name="arial" fo:font-size="10pt" fo:font-weight="bold" style:font-weight-asian="bold" style:font-weight-complex="bold"/>
    </style:style>
    <style:style style:name="P19" style:family="paragraph" style:parent-style-name="Standard">
      <style:text-properties style:font-name="Verdana"/>
    </style:style>
    <style:style style:name="P20" style:family="paragraph" style:parent-style-name="Standard">
      <style:paragraph-properties fo:break-before="page"/>
      <style:text-properties style:font-name="Verdana" fo:font-weight="bold" style:font-weight-asian="bold" style:font-weight-complex="bold"/>
    </style:style>
    <style:style style:name="P21" style:family="paragraph" style:parent-style-name="Standard">
      <style:paragraph-properties fo:background-color="#c0c0c0">
        <style:background-image/>
      </style:paragraph-properties>
    </style:style>
    <style:style style:name="P22" style:family="paragraph" style:parent-style-name="Standard">
      <style:paragraph-properties fo:background-color="#c0c0c0">
        <style:background-image/>
      </style:paragraph-properties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8000" style:font-name="arial" fo:font-size="1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Verdan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sentation Ext-js</text:p>
      <text:p text:style-name="P1"/>
      <text:p text:style-name="P1"/>
      <text:p text:style-name="P1">1 – Télécharger le zip du <text:s/>framework sur <text:a xlink:type="simple" xlink:href="http://www.extjs.com/">www.extjs.com</text:a></text:p>
      <text:p text:style-name="P1"/>
      <text:p text:style-name="P1">2 – Dézipper le fichier dans un répertoire (ex: extjs3) accessible par le serveur web</text:p>
      <text:p text:style-name="P1"/>
      <text:p text:style-name="P1">3 – Créer un répertoire accessible par le serveur web (ex: tutos-extjs)</text:p>
      <text:p text:style-name="P1"/>
      <text:p text:style-name="P1">4 – Aller dans le répertoire créer</text:p>
      <text:p text:style-name="P1"/>
      <text:p text:style-name="P1">4 – Créer un lien symbolique vers de le répertoire ou a été dézippé le framework (<text:span text:style-name="T1">ex: ln -s ../extjs3 ext</text:span>)</text:p>
      <text:p text:style-name="P1"/>
      <text:p text:style-name="P1"/>
      <text:p text:style-name="P1"/>
      <text:p text:style-name="P1"/>
      <text:p text:style-name="P12">L'objet en javascript</text:p>
      <text:p text:style-name="P1"/>
      <text:p text:style-name="P1"/>
      <text:p text:style-name="P1"/>
      <text:p text:style-name="P1">function Arbre (Espece, Taille, Age) {</text:p>
      <text:p text:style-name="P1"><text:tab/>this.espece <text:s/>= Espece;</text:p>
      <text:p text:style-name="P1"><text:tab/>this.taille = Taille;</text:p>
      <text:p text:style-name="P1"><text:tab/>this.age = Age;</text:p>
      <text:p text:style-name="P1"><text:tab/>this.grandir = function(m){</text:p>
      <text:p text:style-name="P1"><text:tab/><text:tab/><text:tab/><text:tab/><text:tab/>this.taille = this.taille + m;</text:p>
      <text:p text:style-name="P1"><text:tab/><text:tab/><text:tab/><text:tab/>}</text:p>
      <text:p text:style-name="P1">}</text:p>
      <text:p text:style-name="P1"/>
      <text:p text:style-name="P1">var monPeuplier= new Arbre('peuplier',14,20);</text:p>
      <text:p text:style-name="P1"/>
      <text:p text:style-name="P2">L'objet en JSON</text:p>
      <text:p text:style-name="P1"/>
      <text:p text:style-name="P1">var json= "{espece:'peuplier',taille: 14 ,age :20 }";</text:p>
      <text:p text:style-name="P1"/>
      <text:p text:style-name="P1">var arbreJSON <text:s/>= eval('('+json+')');</text:p>
      <text:p text:style-name="P1"/>
      <text:p text:style-name="P18">Eval = Evalue et exécute le code javascript contenu dans une chaine.<text:line-break/>Cette fonction est très utile pour générer du code javascript dans une chaîne de caractères et l'exécuter. Ex:</text:p>
      <text:p text:style-name="P17"><text:span text:style-name="T4">&lt;SCRIPT language=javascript&gt;<text:line-break/></text:span><text:a xlink:type="simple" xlink:href="http://www.toutjavascript.com/reference/reference.php?ref=var">var</text:a><text:span text:style-name="T4"> a=1;<text:line-break/>chaine="a = a + 10";<text:line-break/></text:span><text:a xlink:type="simple" xlink:href="http://www.toutjavascript.com/reference/reference.php?ref=eval">eval</text:a><text:span text:style-name="T4">(chaine);<text:line-break/></text:span><text:a xlink:type="simple" xlink:href="http://www.toutjavascript.com/reference/reference.php?ref=document">document</text:a><text:span text:style-name="T4">.</text:span><text:a xlink:type="simple" xlink:href="http://www.toutjavascript.com/reference/reference.php?ref=write">write</text:a><text:span text:style-name="T4">("Valeur de a = "+a);<text:line-break/>&lt;/SCRIPT&gt;</text:span></text:p>
      <text:p text:style-name="P1"/>
      <text:p text:style-name="P1">var json= "{espece:'peuplier',taille: 14 ,age :20, grandir:function(m){this.taille = this.taille + m;} }";</text:p>
      <text:p text:style-name="P1"/>
      <text:p text:style-name="P1">var arbreJSON <text:s/>= eval('('+json+')');</text:p>
      <text:p text:style-name="P1"/>
      <text:p text:style-name="P1">arbreJSON.espece;</text:p>
      <text:p text:style-name="P1">arbreJSON.taille;</text:p>
      <text:p text:style-name="P1">arbreJSON.age;</text:p>
      <text:p text:style-name="P1">arbreJSON.grandir(2);</text:p>
      <text:p text:style-name="P1"/>
      <text:p text:style-name="P1"/>
      <text:p text:style-name="P6">c<text:span text:style-name="T5">onvention d'écriture du json</text:span></text:p>
      <text:p text:style-name="P1">var json= <text:tab/>"{</text:p>
      <text:p text:style-name="P1"><text:tab/><text:tab/>espece<text:tab/>:'peuplier',</text:p>
      <text:p text:style-name="P1"><text:tab/><text:tab/>taille<text:tab/><text:tab/>: 14 ,</text:p>
      <text:p text:style-name="P1"><text:tab/><text:tab/>age <text:tab/><text:tab/>:20,</text:p>
      <text:p text:style-name="P1"><text:tab/><text:tab/>grandir<text:tab/>:function(m){</text:p>
      <text:p text:style-name="P1"><text:tab/><text:tab/><text:tab/><text:tab/><text:tab/><text:tab/><text:tab/>this.taille = this.taille + m;</text:p>
      <text:p text:style-name="P1"><text:tab/><text:tab/><text:tab/><text:tab/>} </text:p>
      <text:p text:style-name="P1"><text:tab/><text:tab/>}";</text:p>
      <text:p text:style-name="P10">Exemples ext-js</text:p>
      <text:p text:style-name="P1"/>
      <text:p text:style-name="P3">1 -Les boites de dialoques</text:p>
      <text:p text:style-name="P7">tous les exemples pour les boites sont ici</text:p>
      <text:p text:style-name="P7"><text:a xlink:type="simple" xlink:href="http://www.extjs.com/deploy/dev/examples/message-box/msg-box.html">http://www.extjs.com/deploy/dev/examples/message-box/msg-box.html</text:a></text:p>
      <text:p text:style-name="P7">ou</text:p>
      <text:p text:style-name="P7">http://&lt;repertoire_dezippage_ext_js&gt;/ext-3.0.0/examples/message-box/msg-box.html</text:p>
      <text:p text:style-name="P7"/>
      <text:p text:style-name="P1"/>
      <text:p text:style-name="P1"/>
      <text:p text:style-name="P14">&lt;html&gt;</text:p>
      <text:p text:style-name="P14">&lt;head&gt; </text:p>
      <text:p text:style-name="P14">&lt;title&gt;test1.html&lt;/title&gt;</text:p>
      <text:p text:style-name="P14">&lt;link rel="stylesheet" type="text/css" href="ext/resources/css/ext-all.css" /&gt;</text:p>
      <text:p text:style-name="P14">&lt;script type="text/javascript" src="ext/adapter/ext/ext-base.js"&gt;&lt;/script&gt;</text:p>
      <text:p text:style-name="P14">&lt;script type="text/javascript" src="ext/ext-all.js"&gt;&lt;/script&gt;</text:p>
      <text:p text:style-name="P14">&lt;script language="Javascript" src='ext/build/locale/ext-lang-fr.js'&gt;&lt;/script&gt;</text:p>
      <text:p text:style-name="P14">&lt;script type="text/javascript"&gt;</text:p>
      <text:p text:style-name="P14">Ext.onReady(function(){</text:p>
      <text:p text:style-name="P14"><text:tab/>var hello = 'hello coagul';</text:p>
      <text:p text:style-name="P14"><text:tab/>console.log(hello);</text:p>
      <text:p text:style-name="P16"><text:tab/>Ext.MessageBox.alert('Bienvenue', hello);</text:p>
      <text:p text:style-name="P16">})</text:p>
      <text:p text:style-name="P16">&lt;script&gt;</text:p>
      <text:p text:style-name="P14">&lt;/head&gt;</text:p>
      <text:p text:style-name="P14">&lt;body&gt;</text:p>
      <text:p text:style-name="P14">&lt;/body&gt;</text:p>
      <text:p text:style-name="P14">&lt;/html&gt;</text:p>
      <text:p text:style-name="P1"/>
      <text:p text:style-name="P1"/>
      <text:p text:style-name="P1"/>
      <text:p text:style-name="P14">&lt;html&gt;</text:p>
      <text:p text:style-name="P14">&lt;head&gt; </text:p>
      <text:p text:style-name="P14">&lt;title&gt;test1.html&lt;/title&gt;</text:p>
      <text:p text:style-name="P14">&lt;link rel="stylesheet" type="text/css" href="ext/resources/css/ext-all.css" /&gt;</text:p>
      <text:p text:style-name="P14">&lt;script type="text/javascript" src="ext/adapter/ext/ext-base.js"&gt;&lt;/script&gt;</text:p>
      <text:p text:style-name="P14">&lt;script type="text/javascript" src="ext/ext-all.js"&gt;&lt;/script&gt;</text:p>
      <text:p text:style-name="P14">&lt;script language="Javascript" src='ext/build/locale/ext-lang-fr.js'&gt;&lt;/script&gt;</text:p>
      <text:p text:style-name="P14">&lt;script type="text/javascript"&gt;</text:p>
      <text:p text:style-name="P14">Ext.onReady(function(){</text:p>
      <text:p text:style-name="P14"><text:tab/>console.log('hello coagul');</text:p>
      <text:p text:style-name="P14"><text:s text:c="4"/>Ext.Msg.prompt('Bienvenue', 'Nom:', function(btn, text){</text:p>
      <text:p text:style-name="P14"><text:s text:c="8"/>if (btn == 'ok'){</text:p>
      <text:p text:style-name="P14"><text:s text:c="12"/>console.log('bouton appuyé = OK , valeur = ' + text);</text:p>
      <text:p text:style-name="P14"><text:s text:c="8"/>}else {</text:p>
      <text:p text:style-name="P14"><text:s text:c="12"/>console.log('bouton appuyé = annuler');</text:p>
      <text:p text:style-name="P14"><text:s text:c="8"/>}</text:p>
      <text:p text:style-name="P14"><text:s text:c="4"/>});<text:tab/></text:p>
      <text:p text:style-name="P14">})</text:p>
      <text:p text:style-name="P14">&lt;/script&gt;</text:p>
      <text:p text:style-name="P14">&lt;/head&gt;</text:p>
      <text:p text:style-name="P14">&lt;body&gt;</text:p>
      <text:p text:style-name="P14">&lt;/body&gt;</text:p>
      <text:p text:style-name="P14">&lt;/html&gt;</text:p>
      <text:p text:style-name="P1"/>
      <text:p text:style-name="P1"/>
      <text:p text:style-name="P1"/>
      <text:p text:style-name="P11">2- Les formulaires</text:p>
      <text:p text:style-name="P7">tous les exemples pour les formulaires sont ici</text:p>
      <text:p text:style-name="P7"><text:a xlink:type="simple" xlink:href="http://www.extjs.com/deploy/dev/examples/message-box/msg-box.html">http://www.extjs.com/deploy/dev/examples/#sample-9</text:a></text:p>
      <text:p text:style-name="P7">ou</text:p>
      <text:p text:style-name="P8">http://&lt;repertoire_dezippage_ext_js&gt;/ext-3.0.0/examples/#sample-9</text:p>
      <text:p text:style-name="P8"/>
      <text:p text:style-name="P9"/>
      <text:p text:style-name="P4">variante 1</text:p>
      <text:p text:style-name="P13">&lt;<text:span text:style-name="T2">html&gt;</text:span></text:p>
      <text:p text:style-name="P14">&lt;head&gt; </text:p>
      <text:p text:style-name="P14">&lt;title&gt;test1.html&lt;/title&gt;</text:p>
      <text:p text:style-name="P14">&lt;link rel="stylesheet" type="text/css" href="ext/resources/css/ext-all.css" /&gt;</text:p>
      <text:p text:style-name="P14">&lt;script type="text/javascript" src="ext/adapter/ext/ext-base.js"&gt;&lt;/script&gt;</text:p>
      <text:p text:style-name="P14">&lt;script type="text/javascript" src="ext/ext-all.js"&gt;&lt;/script&gt;</text:p>
      <text:p text:style-name="P14">&lt;script language="Javascript" src='ext/build/locale/ext-lang-fr.js'&gt;&lt;/script&gt;</text:p>
      <text:p text:style-name="P14">&lt;script type="text/javascript"&gt;</text:p>
      <text:p text:style-name="P14"/>
      <text:p text:style-name="P14">Ext.onReady(function(){</text:p>
      <text:p text:style-name="P14"><text:s text:c="4"/>var simple = new Ext.FormPanel({</text:p>
      <text:p text:style-name="P14"><text:s text:c="8"/>labelWidth: 75, // label settings here cascade unless overridden</text:p>
      <text:p text:style-name="P14"><text:s text:c="8"/><text:span text:style-name="T1">url:'save-form.php', // url de soumission du formulaire</text:span></text:p>
      <text:p text:style-name="P14"><text:s text:c="8"/>frame:true,</text:p>
      <text:p text:style-name="P14"><text:s text:c="8"/>title: 'Formulaire simple',</text:p>
      <text:p text:style-name="P14"><text:s text:c="8"/>bodyStyle:'padding:5px 5px 0',</text:p>
      <text:p text:style-name="P14"><text:s text:c="8"/>width: 350,</text:p>
      <text:p text:style-name="P14"><text:s text:c="8"/>defaults: {width: 230},</text:p>
      <text:p text:style-name="P14"><text:s text:c="8"/>defaultType: 'textfield',</text:p>
      <text:p text:style-name="P14"/>
      <text:p text:style-name="P14"><text:s text:c="8"/>items: [{</text:p>
      <text:p text:style-name="P14"><text:s text:c="16"/>fieldLabel: 'First Name',</text:p>
      <text:p text:style-name="P14"><text:s text:c="16"/>name: 'first',</text:p>
      <text:p text:style-name="P14"><text:s text:c="16"/>allowBlank:false</text:p>
      <text:p text:style-name="P14"><text:s text:c="12"/>},{</text:p>
      <text:p text:style-name="P14"><text:s text:c="16"/>fieldLabel: 'Last Name',</text:p>
      <text:p text:style-name="P14"><text:s text:c="16"/>name: 'last'</text:p>
      <text:p text:style-name="P14"><text:s text:c="12"/>},{</text:p>
      <text:p text:style-name="P14"><text:s text:c="16"/>fieldLabel: 'Company',</text:p>
      <text:p text:style-name="P14"><text:s text:c="16"/>name: 'company'</text:p>
      <text:p text:style-name="P14"><text:s text:c="12"/>}, {</text:p>
      <text:p text:style-name="P14"><text:s text:c="16"/>fieldLabel: 'Email',</text:p>
      <text:p text:style-name="P14"><text:s text:c="16"/>name: 'email',</text:p>
      <text:p text:style-name="P14"><text:s text:c="16"/>vtype:'email'</text:p>
      <text:p text:style-name="P14"><text:s text:c="12"/>}, new Ext.form.TimeField({</text:p>
      <text:p text:style-name="P14"><text:s text:c="16"/>fieldLabel: 'Time',</text:p>
      <text:p text:style-name="P14"><text:s text:c="16"/>name: 'time',</text:p>
      <text:p text:style-name="P14"><text:s text:c="16"/>minValue: '8:00am',</text:p>
      <text:p text:style-name="P14"><text:s text:c="16"/>maxValue: '6:00pm'</text:p>
      <text:p text:style-name="P14"><text:s text:c="12"/>})</text:p>
      <text:p text:style-name="P14"><text:s text:c="8"/>],</text:p>
      <text:p text:style-name="P14"/>
      <text:p text:style-name="P14"><text:s text:c="8"/>buttons: [{</text:p>
      <text:p text:style-name="P14"><text:s text:c="12"/>text: 'Sauver',</text:p>
      <text:p text:style-name="P14"><text:s text:c="12"/><text:span text:style-name="T1">handler: function(){simple.form.submit();}//soummission formulaire</text:span></text:p>
      <text:p text:style-name="P14"><text:s text:c="8"/>},{</text:p>
      <text:p text:style-name="P14"><text:s text:c="12"/>text: 'Abandonner',</text:p>
      <text:p text:style-name="P14"><text:s text:c="12"/>handler: function(){Ext.MessageBox.alert('Info','vous venez d\'abandonner');}</text:p>
      <text:p text:style-name="P14"><text:s text:c="8"/>}]</text:p>
      <text:p text:style-name="P14"><text:s text:c="4"/>});</text:p>
      <text:p text:style-name="P14"/>
      <text:p text:style-name="P14"><text:s text:c="4"/>simple.render(document.body); <text:s/></text:p>
      <text:p text:style-name="P14"><text:s text:c="4"/>console.log(simple);</text:p>
      <text:p text:style-name="P14"><text:soft-page-break/>})</text:p>
      <text:p text:style-name="P14">&lt;/script&gt;</text:p>
      <text:p text:style-name="P14">&lt;/head&gt;</text:p>
      <text:p text:style-name="P14">&lt;body&gt;</text:p>
      <text:p text:style-name="P14"/>
      <text:p text:style-name="P4">variante 2 </text:p>
      <text:p text:style-name="P15">&lt;html&gt;</text:p>
      <text:p text:style-name="P15">&lt;head&gt; </text:p>
      <text:p text:style-name="P15">&lt;title&gt;test1.html&lt;/title&gt;</text:p>
      <text:p text:style-name="P15">&lt;link rel="stylesheet" type="text/css" href="ext/resources/css/ext-all.css" /&gt;</text:p>
      <text:p text:style-name="P15">&lt;script type="text/javascript" src="ext/adapter/ext/ext-base.js"&gt;&lt;/script&gt;</text:p>
      <text:p text:style-name="P15">&lt;script type="text/javascript" src="ext/ext-all.js"&gt;&lt;/script&gt;</text:p>
      <text:p text:style-name="P15">&lt;script language="Javascript" src='ext/build/locale/ext-lang-fr.js'&gt;&lt;/script&gt;</text:p>
      <text:p text:style-name="P15">&lt;script type="text/javascript"&gt;</text:p>
      <text:p text:style-name="P15"/>
      <text:p text:style-name="P15">Ext.onReady(function(){</text:p>
      <text:p text:style-name="P15"><text:s text:c="4"/>var simple = new Ext.FormPanel({</text:p>
      <text:p text:style-name="P15"><text:s text:c="8"/>labelWidth: 75, // label settings here cascade unless overridden</text:p>
      <text:p text:style-name="P15"><text:s text:c="8"/>url:'save-form.php',</text:p>
      <text:p text:style-name="P15"><text:s text:c="8"/>frame:true,</text:p>
      <text:p text:style-name="P15"><text:s text:c="8"/>title: 'Formulaire simple',</text:p>
      <text:p text:style-name="P15"><text:s text:c="8"/>bodyStyle:'padding:5px 5px 0',</text:p>
      <text:p text:style-name="P15"><text:s text:c="8"/>width: 350,</text:p>
      <text:p text:style-name="P15"><text:s text:c="8"/>defaults: {width: 230},</text:p>
      <text:p text:style-name="P15"><text:s text:c="8"/>defaultType: 'textfield',</text:p>
      <text:p text:style-name="P15"/>
      <text:p text:style-name="P15"><text:s text:c="8"/>items: [{</text:p>
      <text:p text:style-name="P15"><text:s text:c="16"/>fieldLabel: 'First Name',</text:p>
      <text:p text:style-name="P15"><text:s text:c="16"/>name: 'first',</text:p>
      <text:p text:style-name="P15"><text:s text:c="16"/>allowBlank:false</text:p>
      <text:p text:style-name="P15"><text:s text:c="12"/>},{</text:p>
      <text:p text:style-name="P15"><text:s text:c="16"/>fieldLabel: 'Last Name',</text:p>
      <text:p text:style-name="P15"><text:s text:c="16"/>name: 'last'</text:p>
      <text:p text:style-name="P15"><text:s text:c="12"/>},{</text:p>
      <text:p text:style-name="P15"><text:s text:c="16"/>fieldLabel: 'Company',</text:p>
      <text:p text:style-name="P15"><text:s text:c="16"/>name: 'company'</text:p>
      <text:p text:style-name="P15"><text:s text:c="12"/>}, {</text:p>
      <text:p text:style-name="P15"><text:s text:c="16"/>fieldLabel: 'Email',</text:p>
      <text:p text:style-name="P15"><text:s text:c="16"/>name: 'email',</text:p>
      <text:p text:style-name="P15"><text:s text:c="16"/>vtype:'email'</text:p>
      <text:p text:style-name="P15"><text:s text:c="12"/>}, new Ext.form.TimeField({</text:p>
      <text:p text:style-name="P15"><text:s text:c="16"/>fieldLabel: 'Time',</text:p>
      <text:p text:style-name="P15"><text:s text:c="16"/>name: 'time',</text:p>
      <text:p text:style-name="P15"><text:s text:c="16"/>minValue: '8:00am',</text:p>
      <text:p text:style-name="P15"><text:s text:c="16"/>maxValue: '6:00pm'</text:p>
      <text:p text:style-name="P15"><text:s text:c="12"/>})</text:p>
      <text:p text:style-name="P15"><text:s text:c="8"/>],</text:p>
      <text:p text:style-name="P15"><text:s text:c="8"/>buttons: [{</text:p>
      <text:p text:style-name="P15"><text:s text:c="12"/>text: 'Sauver',</text:p>
      <text:p text:style-name="P15"><text:s text:c="12"/>handler: function(){simple.form.submit({</text:p>
      <text:p text:style-name="P15"><text:s text:c="36"/>success:function(){</text:p>
      <text:p text:style-name="P15"><text:s text:c="44"/>Ext.MessageBox.alert('Info','sauvegarde OK ')</text:p>
      <text:p text:style-name="P15"><text:s text:c="36"/>},</text:p>
      <text:p text:style-name="P15"><text:s text:c="36"/>failure:function(){</text:p>
      <text:p text:style-name="P15"><text:s text:c="44"/>Ext.MessageBox.alert('Info','sauvegarde NOK')</text:p>
      <text:p text:style-name="P15"><text:s text:c="36"/>}</text:p>
      <text:p text:style-name="P15"><text:s text:c="16"/>});}</text:p>
      <text:p text:style-name="P15"><text:s text:c="8"/>},{</text:p>
      <text:p text:style-name="P15"><text:s text:c="12"/>text: 'Abandonner',</text:p>
      <text:p text:style-name="P15"><text:s text:c="12"/>handler: function(){Ext.MessageBox.alert('Info','vous venez d\'abandonner');}</text:p>
      <text:p text:style-name="P15"><text:soft-page-break/><text:s text:c="8"/>}]</text:p>
      <text:p text:style-name="P15"><text:s text:c="4"/>});</text:p>
      <text:p text:style-name="P15"/>
      <text:p text:style-name="P15"><text:s text:c="4"/>simple.render(document.body); <text:s/></text:p>
      <text:p text:style-name="P15"><text:s text:c="4"/>console.log(simple);</text:p>
      <text:p text:style-name="P15">})</text:p>
      <text:p text:style-name="P15">&lt;/script&gt;</text:p>
      <text:p text:style-name="P15">&lt;/head&gt;</text:p>
      <text:p text:style-name="P15">&lt;body&gt;</text:p>
      <text:p text:style-name="P5"/>
      <text:p text:style-name="P5"/>
      <text:p text:style-name="P3">pour déboguer sortir la variable simple hors de <text:span text:style-name="T2">Ext.onReady</text:span> </text:p>
      <text:p text:style-name="P3">voir le fichier save-form.php (success true/false)</text:p>
      <text:p text:style-name="P1"/>
      <text:p text:style-name="P1"/>
      <text:p text:style-name="P1"/>
      <text:p text:style-name="P11">3 – les grilles</text:p>
      <text:p text:style-name="P1"/>
      <text:p text:style-name="P1"/>
      <text:p text:style-name="P1"/>
      <text:p text:style-name="P15">&lt;html&gt;</text:p>
      <text:p text:style-name="P15">&lt;head&gt; </text:p>
      <text:p text:style-name="P15">&lt;title&gt;test1.html&lt;/title&gt;</text:p>
      <text:p text:style-name="P15">&lt;link rel="stylesheet" type="text/css" href="ext/resources/css/ext-all.css" /&gt;</text:p>
      <text:p text:style-name="P15">&lt;script type="text/javascript" src="ext/adapter/ext/ext-base.js"&gt;&lt;/script&gt;</text:p>
      <text:p text:style-name="P15">&lt;script type="text/javascript" src="ext/ext-all.js"&gt;&lt;/script&gt;</text:p>
      <text:p text:style-name="P15">&lt;script language="Javascript" src='ext/build/locale/ext-lang-fr.js'&gt;&lt;/script&gt;</text:p>
      <text:p text:style-name="P15">&lt;script type="text/javascript"&gt;</text:p>
      <text:p text:style-name="P15"/>
      <text:p text:style-name="P15">Ext.onReady(function(){</text:p>
      <text:p text:style-name="P15"><text:tab/>var store = new Ext.data.Store({</text:p>
      <text:p text:style-name="P15"><text:tab/><text:tab/>url : 'movies.json',</text:p>
      <text:p text:style-name="P15"><text:tab/><text:tab/>reader: new Ext.data.JsonReader({</text:p>
      <text:p text:style-name="P15"><text:tab/><text:tab/><text:tab/>root<text:tab/>: 'rows',</text:p>
      <text:p text:style-name="P15"><text:tab/><text:tab/><text:tab/>id<text:tab/><text:tab/>: 'id'</text:p>
      <text:p text:style-name="P15"><text:tab/><text:tab/>},[</text:p>
      <text:p text:style-name="P15"><text:tab/><text:tab/><text:tab/>'id',</text:p>
      <text:p text:style-name="P15"><text:tab/><text:tab/><text:tab/>'coverthumb',</text:p>
      <text:p text:style-name="P15"><text:tab/><text:tab/><text:tab/>'title',</text:p>
      <text:p text:style-name="P15"><text:tab/><text:tab/><text:tab/>'director',</text:p>
      <text:p text:style-name="P15"><text:tab/><text:tab/><text:tab/>{name : 'released',type:'date', dateFormat: 'Y-m-d'}, // format de la date renvoyée</text:p>
      <text:p text:style-name="P15"><text:tab/><text:tab/><text:tab/>'genre',</text:p>
      <text:p text:style-name="P15"><text:tab/><text:tab/><text:tab/>'tagline',</text:p>
      <text:p text:style-name="P15"><text:tab/><text:tab/><text:tab/>{name : 'price' , type :'float'},</text:p>
      <text:p text:style-name="P15"><text:tab/><text:tab/><text:tab/>{name : 'available' , type :'bool'}</text:p>
      <text:p text:style-name="P15"><text:tab/><text:tab/>]),</text:p>
      <text:p text:style-name="P15"><text:tab/>});<text:tab/></text:p>
      <text:p text:style-name="P15"><text:tab/>store.load(); <text:s/></text:p>
      <text:p text:style-name="P15">})</text:p>
      <text:p text:style-name="P15">&lt;/script&gt;</text:p>
      <text:p text:style-name="P15">&lt;/head&gt;</text:p>
      <text:p text:style-name="P15">&lt;body&gt;</text:p>
      <text:p text:style-name="P1"/>
      <text:p text:style-name="P1"/>
      <text:p text:style-name="P1"/>
      <text:p text:style-name="P1"/>
      <text:p text:style-name="P15">&lt;html&gt;</text:p>
      <text:p text:style-name="P15">&lt;head&gt; </text:p>
      <text:p text:style-name="P15">&lt;title&gt;test1.html&lt;/title&gt;</text:p>
      <text:p text:style-name="P15">&lt;link rel="stylesheet" type="text/css" href="ext/resources/css/ext-all.css" /&gt;</text:p>
      <text:p text:style-name="P15">&lt;script type="text/javascript" src="ext/adapter/ext/ext-base.js"&gt;&lt;/script&gt;</text:p>
      <text:p text:style-name="P15">&lt;script type="text/javascript" src="ext/ext-all.js"&gt;&lt;/script&gt;</text:p>
      <text:p text:style-name="P15">&lt;script language="Javascript" src='ext/build/locale/ext-lang-fr.js'&gt;&lt;/script&gt;</text:p>
      <text:p text:style-name="P15">&lt;script type="text/javascript"&gt;</text:p>
      <text:p text:style-name="P15"/>
      <text:p text:style-name="P15">Ext.onReady(function(){</text:p>
      <text:p text:style-name="P15"><text:tab/>var store = new Ext.data.Store({</text:p>
      <text:p text:style-name="P15"><text:tab/><text:tab/>url : 'movies.json',</text:p>
      <text:p text:style-name="P15"><text:tab/><text:tab/>reader: new Ext.data.JsonReader({</text:p>
      <text:p text:style-name="P15"><text:tab/><text:tab/><text:tab/>root<text:tab/>: 'rows',</text:p>
      <text:p text:style-name="P15"><text:tab/><text:tab/><text:tab/>id<text:tab/><text:tab/>: 'id'</text:p>
      <text:p text:style-name="P15"><text:tab/><text:tab/>},[</text:p>
      <text:p text:style-name="P15"><text:tab/><text:tab/><text:tab/>'id',</text:p>
      <text:p text:style-name="P15"><text:tab/><text:tab/><text:tab/>'coverthumb',</text:p>
      <text:p text:style-name="P15"><text:tab/><text:tab/><text:tab/>'title',</text:p>
      <text:p text:style-name="P15"><text:tab/><text:tab/><text:tab/>'director',</text:p>
      <text:p text:style-name="P15"><text:soft-page-break/><text:tab/><text:tab/><text:tab/>{name : 'released',type:'date', dateFormat: 'Y-m-d'}, // format de la date renvoyée</text:p>
      <text:p text:style-name="P15"><text:tab/><text:tab/><text:tab/>'genre',</text:p>
      <text:p text:style-name="P15"><text:tab/><text:tab/><text:tab/>'tagline',</text:p>
      <text:p text:style-name="P15"><text:tab/><text:tab/><text:tab/>{name : 'price' , type :'float'},</text:p>
      <text:p text:style-name="P15"><text:tab/><text:tab/><text:tab/>{name : 'available' , type :'bool'}</text:p>
      <text:p text:style-name="P15"><text:tab/><text:tab/>]),</text:p>
      <text:p text:style-name="P15"><text:tab/>});<text:tab/></text:p>
      <text:p text:style-name="P15"><text:tab/>store.load();</text:p>
      <text:p text:style-name="P15"/>
      <text:p text:style-name="P15"><text:s text:c="4"/>var grid = new Ext.grid.GridPanel({</text:p>
      <text:p text:style-name="P15"><text:tab/><text:tab/>renderTo: document.body,</text:p>
      <text:p text:style-name="P15"><text:tab/><text:tab/>frame:true,</text:p>
      <text:p text:style-name="P15"><text:tab/><text:tab/>title: 'Base de données "Films"',</text:p>
      <text:p text:style-name="P15"><text:s text:c="8"/>height:500,</text:p>
      <text:p text:style-name="P15"><text:s text:c="8"/>width:620,</text:p>
      <text:p text:style-name="P15"><text:tab/><text:tab/>enableColumnMove: true,</text:p>
      <text:p text:style-name="P15"><text:s text:c="8"/>store: store,</text:p>
      <text:p text:style-name="P15"><text:s text:c="8"/>autoExpandColumn: 'title',// attention fonctionne avec l'id de la colonne (id: 'title')</text:p>
      <text:p text:style-name="P15"><text:s text:c="8"/>columns: [</text:p>
      <text:p text:style-name="P15"><text:tab/><text:tab/><text:tab/>{header: "Titre",id: 'title', dataIndex: 'title', sortable: true}, </text:p>
      <text:p text:style-name="P15"><text:tab/><text:tab/><text:tab/>{header: "Réalisateur", dataIndex: 'director', hidden: true},</text:p>
      <text:p text:style-name="P15"><text:tab/><text:tab/><text:tab/>{header: "Réalisé en ", dataIndex: 'released', sortable: true, renderer: Ext.util.Format.dateRenderer('d/m/Y'), width: 80},</text:p>
      <text:p text:style-name="P15"><text:tab/><text:tab/><text:tab/>{header: "Genre", dataIndex: 'genre', sortable: true, }, </text:p>
      <text:p text:style-name="P15"><text:tab/><text:tab/><text:tab/>{header: "Tagline", dataIndex: 'tagline', hidden: true},</text:p>
      <text:p text:style-name="P15"><text:tab/><text:tab/><text:tab/>{header: "Prix", dataIndex: 'price', sortable: true, width: 155,width: 80},</text:p>
      <text:p text:style-name="P15"><text:tab/><text:tab/><text:tab/>{header: "Disponible", dataIndex: 'available', sortable: true,width: 60}</text:p>
      <text:p text:style-name="P15"><text:s text:c="8"/>],</text:p>
      <text:p text:style-name="P15"><text:tab/><text:tab/>sm: new Ext.grid.RowSelectionModel({</text:p>
      <text:p text:style-name="P15"><text:tab/><text:tab/><text:tab/>singleSelect: true,</text:p>
      <text:p text:style-name="P15"><text:tab/><text:tab/><text:tab/>listeners: {</text:p>
      <text:p text:style-name="P15"><text:tab/><text:tab/><text:tab/><text:tab/>rowselect: {</text:p>
      <text:p text:style-name="P15"><text:tab/><text:tab/><text:tab/><text:tab/><text:tab/>fn: function(sm,index,record) { Ext.Msg.alert('Information film','Vous venez de sélectionner index =' + index + ' Titre : '+record.data.title); }</text:p>
      <text:p text:style-name="P15"><text:tab/><text:tab/><text:tab/><text:tab/>}</text:p>
      <text:p text:style-name="P15"><text:tab/><text:tab/><text:tab/>}</text:p>
      <text:p text:style-name="P15"><text:tab/><text:tab/>})<text:tab/> <text:s text:c="7"/></text:p>
      <text:p text:style-name="P15"><text:s text:c="4"/>});</text:p>
      <text:p text:style-name="P15"><text:tab/></text:p>
      <text:p text:style-name="P15">})</text:p>
      <text:p text:style-name="P15">&lt;/script&gt;</text:p>
      <text:p text:style-name="P15">&lt;/head&gt;</text:p>
      <text:p text:style-name="P15">&lt;body&gt;</text:p>
      <text:p text:style-name="P1"/>
      <text:p text:style-name="P1"/>
      <text:p text:style-name="P1"/>
      <text:p text:style-name="P1"/>
      <text:p text:style-name="P11">4 – window et tabpanel</text:p>
      <text:p text:style-name="P1"/>
      <text:p text:style-name="P1"/>
      <text:p text:style-name="P13">&lt;<text:span text:style-name="T3">html&gt;</text:span></text:p>
      <text:p text:style-name="P15">&lt;head&gt; </text:p>
      <text:p text:style-name="P15">&lt;title&gt;tab1.html&lt;/title&gt;</text:p>
      <text:p text:style-name="P15">&lt;link rel="stylesheet" type="text/css" href="ext/resources/css/ext-all.css" /&gt;</text:p>
      <text:p text:style-name="P15">&lt;script type="text/javascript" src="ext/adapter/ext/ext-base.js"&gt;&lt;/script&gt;</text:p>
      <text:p text:style-name="P15">&lt;script type="text/javascript" src="ext/ext-all.js"&gt;&lt;/script&gt;</text:p>
      <text:p text:style-name="P15">&lt;script language="Javascript" src='ext/build/locale/ext-lang-fr.js'&gt;&lt;/script&gt;</text:p>
      <text:p text:style-name="P15">&lt;script type="text/javascript"&gt;</text:p>
      <text:p text:style-name="P15">Ext.onReady(function(){</text:p>
      <text:p text:style-name="P15"><text:s text:c="4"/>var win;</text:p>
      <text:p text:style-name="P15"/>
      <text:p text:style-name="P15"><text:s text:c="4"/>var tabs = new Ext.TabPanel({</text:p>
      <text:p text:style-name="P15"><text:s text:c="8"/>width:450,</text:p>
      <text:p text:style-name="P15"><text:s text:c="8"/>activeTab: 0,</text:p>
      <text:p text:style-name="P15"><text:s text:c="8"/>frame:true,</text:p>
      <text:p text:style-name="P15"><text:s text:c="8"/>defaults:{autoHeight: true},</text:p>
      <text:p text:style-name="P15"><text:s text:c="8"/>items:[</text:p>
      <text:p text:style-name="P15"><text:s text:c="12"/>{html:'hello coagul 1 ', title: 'Coagul 1'},</text:p>
      <text:p text:style-name="P15"><text:s text:c="12"/>{html:'hello coagul 1 ', title: 'Coagul 2'}</text:p>
      <text:p text:style-name="P15"><text:s text:c="8"/>]</text:p>
      <text:p text:style-name="P15"><text:s text:c="4"/>});</text:p>
      <text:p text:style-name="P15"><text:s text:c="4"/></text:p>
      <text:p text:style-name="P15"><text:s text:c="4"/>var win = new Ext.Window({</text:p>
      <text:p text:style-name="P15"><text:s text:c="12"/>layout:'fit',</text:p>
      <text:p text:style-name="P15"><text:s text:c="12"/>width:500,</text:p>
      <text:p text:style-name="P15"><text:s text:c="12"/>height:300,</text:p>
      <text:p text:style-name="P15"><text:s text:c="12"/>closeAction:'hide',</text:p>
      <text:p text:style-name="P15"><text:s text:c="12"/>plain: true,</text:p>
      <text:p text:style-name="P15"><text:s text:c="12"/>items : tabs</text:p>
      <text:p text:style-name="P15"><text:s text:c="4"/>});</text:p>
      <text:p text:style-name="P15"><text:s text:c="4"/></text:p>
      <text:p text:style-name="P15"><text:s text:c="2"/>win.show(); </text:p>
      <text:p text:style-name="P15"><text:s text:c="4"/></text:p>
      <text:p text:style-name="P15">});</text:p>
      <text:p text:style-name="P15">&lt;/script&gt;</text:p>
      <text:p text:style-name="P15">&lt;/head&gt;</text:p>
      <text:p text:style-name="P15">&lt;body&gt;</text:p>
      <text:p text:style-name="P15">&lt;/body&gt;</text:p>
      <text:p text:style-name="P15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L D</meta:initial-creator>
    <meta:creation-date>2009-11-02T11:24:03</meta:creation-date>
    <dc:creator>Laurent Deschaumes</dc:creator>
    <dc:date>2009-11-05T17:37:18.78</dc:date>
    <meta:editing-cycles>18</meta:editing-cycles>
    <meta:editing-duration>PT07H18M11S</meta:editing-duration>
    <meta:document-statistic meta:table-count="0" meta:image-count="0" meta:object-count="0" meta:page-count="9" meta:paragraph-count="335" meta:word-count="923" meta:character-count="10437"/>
    <meta:user-defined meta:name="Info 1"/>
    <meta:user-defined meta:name="Info 2"/>
    <meta:user-defined meta:name="Info 3"/>
    <meta:user-defined meta:name="Info 4"/>
  </office:meta>
</office:document-meta>
</file>